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8d51" officeooo:paragraph-rsid="00148d51"/>
    </style:style>
    <style:style style:name="P2" style:family="paragraph" style:parent-style-name="Standard">
      <style:text-properties officeooo:rsid="001675a3" officeooo:paragraph-rsid="001675a3"/>
    </style:style>
    <style:style style:name="P3" style:family="paragraph" style:parent-style-name="Standard">
      <style:text-properties officeooo:rsid="00169220" officeooo:paragraph-rsid="00169220"/>
    </style:style>
    <style:style style:name="P4" style:family="paragraph" style:parent-style-name="Standard">
      <style:text-properties officeooo:rsid="00179163" officeooo:paragraph-rsid="00179163"/>
    </style:style>
    <style:style style:name="P5" style:family="paragraph" style:parent-style-name="Standard">
      <style:text-properties officeooo:rsid="0018f1cc" officeooo:paragraph-rsid="0018f1cc"/>
    </style:style>
    <style:style style:name="P6" style:family="paragraph" style:parent-style-name="Standard">
      <style:text-properties officeooo:rsid="0019dd93" officeooo:paragraph-rsid="0019dd93"/>
    </style:style>
    <style:style style:name="P7" style:family="paragraph" style:parent-style-name="Standard">
      <style:text-properties officeooo:rsid="001b6782" officeooo:paragraph-rsid="001b6782"/>
    </style:style>
    <style:style style:name="P8" style:family="paragraph" style:parent-style-name="Standard">
      <style:text-properties fo:font-style="italic" officeooo:rsid="001b6782" officeooo:paragraph-rsid="001b6782" style:font-style-asian="italic" style:font-style-complex="italic"/>
    </style:style>
    <style:style style:name="P9" style:family="paragraph" style:parent-style-name="Standard">
      <style:text-properties fo:font-style="italic" officeooo:rsid="0021016f" officeooo:paragraph-rsid="0021016f" style:font-style-asian="italic" style:font-style-complex="italic"/>
    </style:style>
    <style:style style:name="P10" style:family="paragraph" style:parent-style-name="Standard">
      <style:text-properties fo:font-style="italic" officeooo:rsid="00250f8f" officeooo:paragraph-rsid="00250f8f" style:font-style-asian="italic" style:font-style-complex="italic"/>
    </style:style>
    <style:style style:name="P11" style:family="paragraph" style:parent-style-name="Standard">
      <style:text-properties fo:font-style="italic" officeooo:rsid="002a6519" officeooo:paragraph-rsid="002a6519" style:font-style-asian="italic" style:font-style-complex="italic"/>
    </style:style>
    <style:style style:name="P12" style:family="paragraph" style:parent-style-name="Standard">
      <style:text-properties fo:font-style="italic" officeooo:rsid="002fa2b7" officeooo:paragraph-rsid="0030580b" style:font-style-asian="italic" style:font-style-complex="italic"/>
    </style:style>
    <style:style style:name="P13" style:family="paragraph" style:parent-style-name="Standard">
      <style:text-properties fo:font-style="italic" style:text-underline-style="none" officeooo:rsid="0021016f" officeooo:paragraph-rsid="0021016f" style:font-style-asian="italic" style:font-style-complex="italic"/>
    </style:style>
    <style:style style:name="P14" style:family="paragraph" style:parent-style-name="Standard">
      <style:text-properties officeooo:rsid="001b9dff" officeooo:paragraph-rsid="001b9dff"/>
    </style:style>
    <style:style style:name="P15" style:family="paragraph" style:parent-style-name="Standard">
      <style:text-properties officeooo:rsid="001d3a33" officeooo:paragraph-rsid="001d3a33"/>
    </style:style>
    <style:style style:name="P16" style:family="paragraph" style:parent-style-name="Standard">
      <style:text-properties officeooo:rsid="001daa88" officeooo:paragraph-rsid="001daa88"/>
    </style:style>
    <style:style style:name="P17" style:family="paragraph" style:parent-style-name="Standard">
      <style:text-properties officeooo:rsid="001fa5cc" officeooo:paragraph-rsid="001fa5cc"/>
    </style:style>
    <style:style style:name="P18" style:family="paragraph" style:parent-style-name="Standard">
      <style:text-properties officeooo:rsid="001fb796" officeooo:paragraph-rsid="001fb796"/>
    </style:style>
    <style:style style:name="P19" style:family="paragraph" style:parent-style-name="Standard">
      <style:text-properties officeooo:rsid="0021016f" officeooo:paragraph-rsid="0021016f"/>
    </style:style>
    <style:style style:name="P20" style:family="paragraph" style:parent-style-name="Standard">
      <style:text-properties officeooo:rsid="0021016f" officeooo:paragraph-rsid="0021090e"/>
    </style:style>
    <style:style style:name="P21" style:family="paragraph" style:parent-style-name="Standard">
      <style:text-properties officeooo:rsid="0021090e" officeooo:paragraph-rsid="0021090e"/>
    </style:style>
    <style:style style:name="P22" style:family="paragraph" style:parent-style-name="Standard">
      <style:text-properties officeooo:rsid="0021cedc" officeooo:paragraph-rsid="0021cedc"/>
    </style:style>
    <style:style style:name="P23" style:family="paragraph" style:parent-style-name="Standard">
      <style:text-properties officeooo:rsid="0021cedc" officeooo:paragraph-rsid="0023694b"/>
    </style:style>
    <style:style style:name="P24" style:family="paragraph" style:parent-style-name="Standard">
      <style:text-properties officeooo:rsid="002325e9" officeooo:paragraph-rsid="002325e9"/>
    </style:style>
    <style:style style:name="P25" style:family="paragraph" style:parent-style-name="Standard">
      <style:text-properties officeooo:rsid="00232b1e" officeooo:paragraph-rsid="00232b1e"/>
    </style:style>
    <style:style style:name="P26" style:family="paragraph" style:parent-style-name="Standard">
      <style:text-properties officeooo:rsid="0023bce1" officeooo:paragraph-rsid="0023bce1"/>
    </style:style>
    <style:style style:name="P27" style:family="paragraph" style:parent-style-name="Standard">
      <style:text-properties officeooo:rsid="00245216" officeooo:paragraph-rsid="00245216"/>
    </style:style>
    <style:style style:name="P28" style:family="paragraph" style:parent-style-name="Standard">
      <style:text-properties officeooo:rsid="00250f8f" officeooo:paragraph-rsid="00250f8f"/>
    </style:style>
    <style:style style:name="P29" style:family="paragraph" style:parent-style-name="Standard">
      <style:text-properties officeooo:rsid="00260a75" officeooo:paragraph-rsid="00260a75"/>
    </style:style>
    <style:style style:name="P30" style:family="paragraph" style:parent-style-name="Standard">
      <style:text-properties officeooo:rsid="0027882a" officeooo:paragraph-rsid="0027882a"/>
    </style:style>
    <style:style style:name="P31" style:family="paragraph" style:parent-style-name="Standard">
      <style:text-properties officeooo:rsid="0028ac4c" officeooo:paragraph-rsid="0028ac4c"/>
    </style:style>
    <style:style style:name="P32" style:family="paragraph" style:parent-style-name="Standard">
      <style:text-properties officeooo:rsid="002a6519" officeooo:paragraph-rsid="002a6519"/>
    </style:style>
    <style:style style:name="P33" style:family="paragraph" style:parent-style-name="Standard">
      <style:text-properties fo:font-style="normal" officeooo:rsid="002a6519" officeooo:paragraph-rsid="002a6519" style:font-style-asian="normal" style:font-style-complex="normal"/>
    </style:style>
    <style:style style:name="P34" style:family="paragraph" style:parent-style-name="Standard">
      <style:text-properties fo:font-style="normal" officeooo:rsid="002bf1f9" officeooo:paragraph-rsid="003aa193" style:font-style-asian="normal" style:font-style-complex="normal"/>
    </style:style>
    <style:style style:name="P35" style:family="paragraph" style:parent-style-name="Standard">
      <style:text-properties fo:font-style="normal" officeooo:rsid="002c6c51" officeooo:paragraph-rsid="00335a26" style:font-style-asian="normal" style:font-style-complex="normal"/>
    </style:style>
    <style:style style:name="P36" style:family="paragraph" style:parent-style-name="Standard">
      <style:text-properties fo:font-style="normal" officeooo:rsid="002d153a" officeooo:paragraph-rsid="00335a26" style:font-style-asian="normal" style:font-style-complex="normal"/>
    </style:style>
    <style:style style:name="P37" style:family="paragraph" style:parent-style-name="Standard">
      <style:text-properties fo:font-style="normal" officeooo:rsid="002e7b43" officeooo:paragraph-rsid="00335a26" style:font-style-asian="normal" style:font-style-complex="normal"/>
    </style:style>
    <style:style style:name="P38" style:family="paragraph" style:parent-style-name="Standard">
      <style:text-properties fo:font-style="normal" officeooo:rsid="002fa2b7" officeooo:paragraph-rsid="0030580b" style:font-style-asian="normal" style:font-style-complex="normal"/>
    </style:style>
    <style:style style:name="P39" style:family="paragraph" style:parent-style-name="Standard">
      <style:text-properties fo:font-style="normal" officeooo:rsid="002fa2b7" officeooo:paragraph-rsid="002bf1f9" style:font-style-asian="normal" style:font-style-complex="normal"/>
    </style:style>
    <style:style style:name="P40" style:family="paragraph" style:parent-style-name="Standard">
      <style:text-properties fo:font-style="normal" officeooo:rsid="002fa2b7" officeooo:paragraph-rsid="00335a26" style:font-style-asian="normal" style:font-style-complex="normal"/>
    </style:style>
    <style:style style:name="P41" style:family="paragraph" style:parent-style-name="Standard">
      <style:text-properties fo:font-style="normal" officeooo:rsid="0030580b" officeooo:paragraph-rsid="0030580b" style:font-style-asian="normal" style:font-style-complex="normal"/>
    </style:style>
    <style:style style:name="P42" style:family="paragraph" style:parent-style-name="Standard">
      <style:text-properties fo:font-style="normal" officeooo:rsid="0030ed5f" officeooo:paragraph-rsid="0030ed5f" style:font-style-asian="normal" style:font-style-complex="normal"/>
    </style:style>
    <style:style style:name="P43" style:family="paragraph" style:parent-style-name="Standard">
      <style:text-properties fo:font-style="normal" officeooo:rsid="0031d31b" officeooo:paragraph-rsid="0031d31b" style:font-style-asian="normal" style:font-style-complex="normal"/>
    </style:style>
    <style:style style:name="P44" style:family="paragraph" style:parent-style-name="Standard">
      <style:text-properties fo:font-style="normal" officeooo:rsid="003320d7" officeooo:paragraph-rsid="003320d7" style:font-style-asian="normal" style:font-style-complex="normal"/>
    </style:style>
    <style:style style:name="P45" style:family="paragraph" style:parent-style-name="Standard">
      <style:text-properties fo:font-style="normal" officeooo:rsid="00335a26" officeooo:paragraph-rsid="00335a26" style:font-style-asian="normal" style:font-style-complex="normal"/>
    </style:style>
    <style:style style:name="P46" style:family="paragraph" style:parent-style-name="Standard">
      <style:text-properties fo:font-style="normal" officeooo:rsid="0034a976" officeooo:paragraph-rsid="0034a976" style:font-style-asian="normal" style:font-style-complex="normal"/>
    </style:style>
    <style:style style:name="P47" style:family="paragraph" style:parent-style-name="Standard">
      <style:text-properties fo:font-style="normal" officeooo:rsid="00359aa8" officeooo:paragraph-rsid="00359aa8" style:font-style-asian="normal" style:font-style-complex="normal"/>
    </style:style>
    <style:style style:name="P48" style:family="paragraph" style:parent-style-name="Standard">
      <style:text-properties fo:font-style="normal" officeooo:rsid="00359aa8" officeooo:paragraph-rsid="00434935" style:font-style-asian="normal" style:font-style-complex="normal"/>
    </style:style>
    <style:style style:name="P49" style:family="paragraph" style:parent-style-name="Standard">
      <style:text-properties fo:font-style="normal" officeooo:rsid="00360eb8" officeooo:paragraph-rsid="00360eb8" style:font-style-asian="normal" style:font-style-complex="normal"/>
    </style:style>
    <style:style style:name="P50" style:family="paragraph" style:parent-style-name="Standard">
      <style:text-properties fo:font-style="normal" officeooo:rsid="003745d3" officeooo:paragraph-rsid="003745d3" style:font-style-asian="normal" style:font-style-complex="normal"/>
    </style:style>
    <style:style style:name="P51" style:family="paragraph" style:parent-style-name="Standard">
      <style:text-properties fo:font-style="normal" officeooo:rsid="003745d3" officeooo:paragraph-rsid="0039186e" style:font-style-asian="normal" style:font-style-complex="normal"/>
    </style:style>
    <style:style style:name="P52" style:family="paragraph" style:parent-style-name="Standard">
      <style:text-properties fo:font-style="normal" officeooo:rsid="0039186e" officeooo:paragraph-rsid="0039186e" style:font-style-asian="normal" style:font-style-complex="normal"/>
    </style:style>
    <style:style style:name="P53" style:family="paragraph" style:parent-style-name="Standard">
      <style:text-properties fo:font-style="normal" officeooo:rsid="003d5531" officeooo:paragraph-rsid="003d5531" style:font-style-asian="normal" style:font-style-complex="normal"/>
    </style:style>
    <style:style style:name="P54" style:family="paragraph" style:parent-style-name="Standard">
      <style:text-properties fo:font-style="normal" officeooo:rsid="003de73f" officeooo:paragraph-rsid="003de73f" style:font-style-asian="normal" style:font-style-complex="normal"/>
    </style:style>
    <style:style style:name="P55" style:family="paragraph" style:parent-style-name="Standard">
      <style:text-properties fo:font-style="normal" officeooo:rsid="003deaf6" officeooo:paragraph-rsid="003deaf6" style:font-style-asian="normal" style:font-style-complex="normal"/>
    </style:style>
    <style:style style:name="P56" style:family="paragraph" style:parent-style-name="Standard">
      <style:text-properties fo:font-style="normal" officeooo:rsid="003f6c6b" officeooo:paragraph-rsid="003f6c6b" style:font-style-asian="normal" style:font-style-complex="normal"/>
    </style:style>
    <style:style style:name="P57" style:family="paragraph" style:parent-style-name="Standard">
      <style:text-properties fo:font-style="normal" officeooo:rsid="0040bc8e" officeooo:paragraph-rsid="0040bc8e" style:font-style-asian="normal" style:font-style-complex="normal"/>
    </style:style>
    <style:style style:name="P58" style:family="paragraph" style:parent-style-name="Standard">
      <style:text-properties fo:font-style="normal" officeooo:rsid="0039186e" officeooo:paragraph-rsid="0039186e" style:font-style-asian="normal" style:font-style-complex="normal"/>
    </style:style>
    <style:style style:name="P59" style:family="paragraph" style:parent-style-name="Standard">
      <style:text-properties fo:font-style="normal" officeooo:rsid="004aa43e" officeooo:paragraph-rsid="004aa43e" style:font-style-asian="normal" style:font-style-complex="normal"/>
    </style:style>
    <style:style style:name="T1" style:family="text">
      <style:text-properties officeooo:rsid="001675a3"/>
    </style:style>
    <style:style style:name="T2" style:family="text">
      <style:text-properties fo:font-style="italic" style:font-style-asian="italic" style:font-style-complex="italic"/>
    </style:style>
    <style:style style:name="T3" style:family="text">
      <style:text-properties fo:font-style="italic" officeooo:rsid="0021090e" style:font-style-asian="italic" style:font-style-complex="italic"/>
    </style:style>
    <style:style style:name="T4" style:family="text">
      <style:text-properties fo:font-style="italic" officeooo:rsid="00245216" style:font-style-asian="italic" style:font-style-complex="italic"/>
    </style:style>
    <style:style style:name="T5" style:family="text">
      <style:text-properties fo:font-style="italic" officeooo:rsid="0010dad4" style:font-style-asian="italic" style:font-style-complex="italic"/>
    </style:style>
    <style:style style:name="T6" style:family="text">
      <style:text-properties fo:font-style="italic" officeooo:rsid="0030580b"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officeooo:rsid="001fa5cc"/>
    </style:style>
    <style:style style:name="T9" style:family="text">
      <style:text-properties officeooo:rsid="001fb796"/>
    </style:style>
    <style:style style:name="T10" style:family="text">
      <style:text-properties officeooo:rsid="0021016f"/>
    </style:style>
    <style:style style:name="T11" style:family="text">
      <style:text-properties officeooo:rsid="0021090e"/>
    </style:style>
    <style:style style:name="T12" style:family="text">
      <style:text-properties officeooo:rsid="0023694b"/>
    </style:style>
    <style:style style:name="T13" style:family="text">
      <style:text-properties officeooo:rsid="00245216"/>
    </style:style>
    <style:style style:name="T14" style:family="text">
      <style:text-properties officeooo:rsid="00260a75"/>
    </style:style>
    <style:style style:name="T15" style:family="text">
      <style:text-properties officeooo:rsid="0028ac4c"/>
    </style:style>
    <style:style style:name="T16" style:family="text">
      <style:text-properties officeooo:rsid="002b5368"/>
    </style:style>
    <style:style style:name="T17" style:family="text">
      <style:text-properties officeooo:rsid="002bf1f9"/>
    </style:style>
    <style:style style:name="T18" style:family="text">
      <style:text-properties officeooo:rsid="002d153a"/>
    </style:style>
    <style:style style:name="T19" style:family="text">
      <style:text-properties officeooo:rsid="0030580b"/>
    </style:style>
    <style:style style:name="T20" style:family="text">
      <style:text-properties officeooo:rsid="003320d7"/>
    </style:style>
    <style:style style:name="T21" style:family="text">
      <style:text-properties officeooo:rsid="00335a26"/>
    </style:style>
    <style:style style:name="T22" style:family="text">
      <style:text-properties officeooo:rsid="0034a976"/>
    </style:style>
    <style:style style:name="T23" style:family="text">
      <style:text-properties officeooo:rsid="00359aa8"/>
    </style:style>
    <style:style style:name="T24" style:family="text">
      <style:text-properties officeooo:rsid="00360eb8"/>
    </style:style>
    <style:style style:name="T25" style:family="text">
      <style:text-properties officeooo:rsid="003745d3"/>
    </style:style>
    <style:style style:name="T26" style:family="text">
      <style:text-properties officeooo:rsid="0039186e"/>
    </style:style>
    <style:style style:name="T27" style:family="text">
      <style:text-properties officeooo:rsid="003965df"/>
    </style:style>
    <style:style style:name="T28" style:family="text">
      <style:text-properties officeooo:rsid="003ca18f"/>
    </style:style>
    <style:style style:name="T29" style:family="text">
      <style:text-properties officeooo:rsid="003d5531"/>
    </style:style>
    <style:style style:name="T30" style:family="text">
      <style:text-properties officeooo:rsid="003de73f"/>
    </style:style>
    <style:style style:name="T31" style:family="text">
      <style:text-properties officeooo:rsid="003f6c6b"/>
    </style:style>
    <style:style style:name="T32" style:family="text">
      <style:text-properties officeooo:rsid="0040bc8e"/>
    </style:style>
    <style:style style:name="T33" style:family="text">
      <style:text-properties officeooo:rsid="0045105f"/>
    </style:style>
    <style:style style:name="T34" style:family="text">
      <style:text-properties officeooo:rsid="00460858"/>
    </style:style>
    <style:style style:name="T35" style:family="text">
      <style:text-properties officeooo:rsid="004787e5"/>
    </style:style>
    <style:style style:name="T36" style:family="text">
      <style:text-properties officeooo:rsid="004aa4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расота спасёт мир?</text:p>
      <text:p text:style-name="P1">Ну, это ещё бабушка надвое сказала.</text:p>
      <text:p text:style-name="P1">Уж больно расплывчатая это штука — красота.</text:p>
      <text:p text:style-name="P1">Другое дело — музыка. Она способна творить конкретные чудеса. Наводить мосты. Отбрасывать лишнее.</text:p>
      <text:p text:style-name="P1"/>
      <text:p text:style-name="P1">Вместо «фазана» Замешкевича, «черпака» Рассолова и «салаги» Огольцова остались просто три парня, передающих гитару из рук в руки.</text:p>
      <text:p text:style-name="P1">Через пару дней в жестяную обивку двери в комнату постучал изъеденными известковым раствором пальцами днепропетровский Саша Рудько.</text:p>
      <text:p text:style-name="P1">Музыкант Александр Рудько.</text:p>
      <text:p text:style-name="P1">Бас-гитарист. Работал в областной филармонии.</text:p>
      <text:p text:style-name="P1">Так началось создание ВИА «Орион» в нашем военно-строительном отряде на аппаратуре и инструментах оставшихся от прежних призывов.</text:p>
      <text:p text:style-name="P1">Ребята ходили в штаб, говорили с замполитом. Сашу Рудько назначили завклубом части.</text:p>
      <text:p text:style-name="P1">Но он так и не завёл себе пэша и ночевал в казарме второй роты и стоял там на вечерних проверках.</text:p>
      <text:p text:style-name="P1">Он знал нотную грамоту. Играл на всё, что подвернётся. Учил нас делать распевку «ми-мэ-ма-мо-му» и страдальчески моргал мутновато-голубым взглядом на мою лажу в пении.</text:p>
      <text:p text:style-name="P1">У него был большой, припухший от постоянных насморков нос, и он картавил.</text:p>
      <text:p text:style-name="P1">Но он был Музыкант.</text:p>
      <text:p text:style-name="P1"/>
      <text:p text:style-name="P1">А я начал вести двойную жизнь.</text:p>
      <text:p text:style-name="P1">После ужина — в клуб до вечерней проверки.</text:p>
      <text:p text:style-name="P1">- <text:span text:style-name="T1">Разрешите стать в строй, товарищ старшина?</text:span></text:p>
      <text:p text:style-name="P1">- <text:span text:style-name="T1">А ты чё опаздываешь, Огольцов?</text:span></text:p>
      <text:p text:style-name="P1">- <text:span text:style-name="T1">Был в клубе.</text:span></text:p>
      <text:p text:style-name="P1">-<text:span text:style-name="T1">И чем это вы, клубники, там занимаетесь?</text:span></text:p>
      <text:p text:style-name="P2">В строю хаханьки в поддержку намёка.</text:p>
      <text:p text:style-name="P2">- Занимаемся сольфеджио, товарищ старшина!</text:p>
      <text:p text:style-name="P2">У старшины тупо застывает лицо. Он таких слов отродясь не слыхал. </text:p>
      <text:p text:style-name="P2">В строю хаханьки погромче, но уже в обратном направлении.</text:p>
      <text:p text:style-name="P2">- Замполит части в курсе, товарищ старшина.</text:p>
      <text:p text:style-name="P2">- Встань в строй, саф... сажл... Ссука!</text:p>
      <text:p text:style-name="P2"/>
      <text:p text:style-name="P2">А в рабочее время я — <text:s/>как все.</text:p>
      <text:p text:style-name="P2">Нас перебросили на пятиэтажку — её готовят к сдаче. Витя Новиков и Валик Назаренко зазвали меня в пустую квартиру. Мы распили бутылку вина с горлá. Забытый кайф.</text:p>
      <text:p text:style-name="P2">До вечерней проверки всё выветрилось. Да и по скольку там было-то?</text:p>
      <text:p text:style-name="P2">На вечерней проверке капитан Писак посылает дневального в посудомойку за кружкой — будет тест на употребление алкоголя.</text:p>
      <text:p text:style-name="P2">Продвигаясь вдоль строя, Писак даёт солдатам кружку — дыхнуть в неё, потом нюхает оттуда. Двоим уже приказал выйти из строя.</text:p>
      <text:p text:style-name="P2">Когда он протянул кружку мне, я понял, что это — капец. Я сам себя выдал ещё до выдоха в неё тем, что меня бросает то в жар, то в холод.</text:p>
      <text:p text:style-name="P2">За бляху он дал мне пять нарядов, а теперь — полный капец.</text:p>
      <text:p text:style-name="P3">Писак нюхнул из кружки и, не глядя мне в глаза, садистски выговаривает:</text:p>
      <text:p text:style-name="P3">- Вот, если человек не пил — сразу видно.</text:p>
      <text:p text:style-name="P3">После проверки Витя Стреляный с улыбкой говорит:</text:p>
      <text:p text:style-name="P3">- Ты был белее стенки.</text:p>
      <text:p text:style-name="P3">Как будто я сам не знаю! Писак, сучара! Что за кошки-мышки?</text:p>
      <text:p text:style-name="P3"/>
      <text:p text:style-name="P4"><text:soft-page-break/>И снова выходной. Аж не верится.</text:p>
      <text:p text:style-name="P4">Вечером показали кино. Польский фильм «Анатомия любви» с намёками на эротику.</text:p>
      <text:p text:style-name="P4">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у голые титьки.</text:p>
      <text:p text:style-name="P4">Для близких друзей и личного пользования. Кретины.</text:p>
      <text:p text:style-name="P4">Утром, стоя в ряду мочящихся в сортире, я грустно встряхнул свой <text:s/>и, застёгиваясь, безмолвно сказал ему <text:span text:style-name="T16">среди общего гама</text:span>:</text:p>
      <text:p text:style-name="P4">- Такие дела, кореш. Быть тебе два года только сливным краном.</text:p>
      <text:p text:style-name="P4"/>
      <text:p text:style-name="P4">На работе носилками вытаскивали строительный мусор и лишний грунт из подвала; делали планировку.</text:p>
      <text:p text:style-name="P4">Все такие молчаливо тоскливые после вчерашнего фильма.</text:p>
      <text:p text:style-name="P4">В перекуре я, от нечего делать, начал доставать Алимошу.</text:p>
      <text:p text:style-name="P4">Он всё отмалчивался, или кратко посылал, а потом вдруг вскочил и набросился на меня с кулаками.</text:p>
      <text:p text:style-name="P4">Пришлось отмахиваться как умею. А умею я, прямо скажем — никак.</text:p>
      <text:p text:style-name="P4">Тут зашёл Простомолóтов, крикнул прекратить и мы опять взялись за носилки.</text:p>
      <text:p text:style-name="P4">Я пару ходок сделал, смотрю, а боль в правой руке не утихает. Неудачно ударился большим пальцем об татаро-монгольскую Алимошину рожу.</text:p>
      <text:p text:style-name="P4">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5">Когда приехали, он сказал мне подождать во дворе, а сам зашёл в какое-то здание. Хорошая территория. Густой сад с деревьями жёлтой алычи. Жаль аппетита нет — рука ноет.</text:p>
      <text:p text:style-name="P5">Сидя на скамейке возле здания, я заснул.</text:p>
      <text:p text:style-name="P5">Открываю глаза — круглая морда с длинными кошачьими усами прямо передо мной. Я аж дёрнулся, хорошо спинка скамьи удержала.</text:p>
      <text:p text:style-name="P5">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5">Тут мой сопровождающий вышел, отвёл меня на проверку; оказалось перелом.</text:p>
      <text:p text:style-name="P5">Они мне кисть щупают, а я шиплю, как гусак, и второй рукой сам себя по боку хлопаю, словно крылом перебитым.</text:p>
      <text:p text:style-name="P5">Ладно, говорят, и так срастётся. Обмотали кисть бинтом, гипсом обмазали и оставили меня в госпитале. Спасибо, Алимоша!</text:p>
      <text:p text:style-name="P5">Но мыться одной левой рукой неудобно.</text:p>
      <text:p text:style-name="P5"/>
      <text:p text:style-name="P5">Что может быть лучше перелома? Никаких уколов — лежи и жди, пока срастётся.</text:p>
      <text:p text:style-name="P5">В столовой столики на четверых обедающих и стулья, а не лавки. 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Какая разница где спать?</text:p>
      <text:p text:style-name="P5">Столовая тоже на первом, в конце коридора.</text:p>
      <text:p text:style-name="P5">Нас не слишком много. В моей палате кроме меня один грузин Резо, а коек четыре.</text:p>
      <text:p text:style-name="P6">Чёрные волосы у Резо такие длинные, что может зачёсывать их назад. Явно «дед».</text:p>
      <text:p text:style-name="P6">Руку держит плотно прижатой к боку.</text:p>
      <text:p text:style-name="P6">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6">Стряпуха теперь его навещает. Они уходят в сад пониже аллеи, а потом Резо приносит алычу в карманах пижамной куртки; угощает меня, но мне не хочется.</text:p>
      <text:p text:style-name="P6">А соседняя палата заполнена. Там даже есть один из нашего стройбата.</text:p>
      <text:p text:style-name="P6"><text:soft-page-break/>Тоже «дед», но русский — <text:s/>Санёк. Волосы русые, а правая бровь слизнута плоским шрамом.</text:p>
      <text:p text:style-name="P6">Он ходил в самоволку на своём тракторе, куда-то там врезался, или перевернулся. Пришлось ампутировать ноги выше колен.</text:p>
      <text:p text:style-name="P6">В столовую он не ходит. Ему ребята из его палаты оттуда приносят, хотя у него есть костыли и пара высоких протезов рядом с койкой.</text:p>
      <text:p text:style-name="P6">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6">«Здравствуйте, незнакомая Валентина...»</text:p>
      <text:p text:style-name="P6">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7">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а Мао цзе Дун обиделся за своего корифана Сталина и в обеих великих державах перестали петь </text:p>
      <text:p text:style-name="P8"><text:tab/><text:tab/><text:tab/>Москва — Пекин,</text:p>
      <text:p text:style-name="P7"><text:span text:style-name="T2"><text:tab/><text:tab/><text:tab/>Навеки дружба..</text:span>.</text:p>
      <text:p text:style-name="P7">А куда денешься, если читать нечего? Вот и читаешь социалистический реализм в духе Жеминь Жибао.</text:p>
      <text:p text:style-name="P7"/>
      <text:p text:style-name="P7">В соседней палате переполох на весь коридор — комбайнёрша Валентина ответила на письма личным визитом.</text:p>
      <text:p text:style-name="P7">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7">Красавчик в пижаме ей втолковывает, что Санёк сейчас выйдет — у него процедура.</text:p>
      <text:p text:style-name="P7">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7">Но Валентина — молодец, минуты три с ним на скамейке перед входом посидела. <text:s/>Потом тот же красавчик повёл её по тропинке к выходу через прореху в заборе.</text:p>
      <text:p text:style-name="P14">А Санёк в тот день опять нажрался.</text:p>
      <text:p text:style-name="P14"/>
      <text:p text:style-name="P14">Через два дня по той же тропинке... Смотрю — не врубаюсь... Не может быть!</text:p>
      <text:p text:style-name="P14">Ольга!</text:p>
      <text:p text:style-name="P14">Точно — она!</text:p>
      <text:p text:style-name="P14">Подбежала. Обнялись. Только волосы уже тёмно-рыжие и незнакомые брюки в больших жёлтых цветах.</text:p>
      <text:p text:style-name="P14">В тот же вечер я в тех брюках пошёл с ней в парк на танцплощадку. Ещё какая-то водолазка в обтяжку. А на ней, конечно, мини-юбка.</text:p>
      <text:p text:style-name="P14">На площадке какие-то местные начали вязаться, но меня два «черпака» из нашей части опознали и подошли. <text:s/>Один в гражданке, второй в пэша. Я и имён их не знаю. Местные врубились, что стройбат гуляет в самоволке и — отвалили.</text:p>
      <text:p text:style-name="P14"/>
      <text:p text:style-name="P15">У Ольги в жизни — ворох новостей.</text:p>
      <text:p text:style-name="P15">Она опять уехала в Феодосию, а там в яслях мест нет. Она с Леночкой пошла в горисполком на приём к председателю и тот тоже — нет мест, говорит. Так она Леночку просто на стол ему положила и ушла. Он до самой лестницы за ней бежал:</text:p>
      <text:p text:style-name="P15">- Женщина! Заберите ребёнка!</text:p>
      <text:p text:style-name="P15">Вобщем, нашли место. Сейчас её мама за Леночкой смотрит, вот только по пути в Ставрополь в поезде у неё деньги вытащили.</text:p>
      <text:p text:style-name="P15"><text:soft-page-break/>И моё обручальное кольцо пропало. 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5">На следующий день она заняла деньги на обратный путь у стряпухи, что как раз проведывала Резо, и ушла по той же тропинке.</text:p>
      <text:p text:style-name="P15">Мне сняли гипс с руки и выписали.</text:p>
      <text:p text:style-name="P15">Я поехал на юго-восточную окраину Ставрополя и от Кольцевого пошёл под высокими деревьями вдоль трассы на Элисту <text:s/>к развилке на Дёмино.</text:p>
      <text:p text:style-name="P15">На грунтовой обочине лежали редкие ярко-жёлтые листья. Светило солнце, но чувствовалось, что уже осень. А где же лето?</text:p>
      <text:p text:style-name="P15">На трассе затормозил один из стройбатовских грузовиков. Водитель крикнул мне:</text:p>
      <text:p text:style-name="P15">- Домой?</text:p>
      <text:p text:style-name="P15">Я ответил, что да, домой, и запрыгнул в кузов; потому что ни с работы, ни из самоволки мы не возвращались в «часть», или в «казарму».</text:p>
      <text:p text:style-name="P15">Мы возвращались домой.</text:p>
      <text:p text:style-name="P15"/>
      <text:p text:style-name="P16">Дома тоже оказалось не без новостей.</text:p>
      <text:p text:style-name="P16">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6">Избивали.</text:p>
      <text:p text:style-name="P16">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6">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6"><text:s/>Карлуха блатовал только на том основании, что он «дед», но «деды» из тех, кто срок мотал и пайку хавал за него не писанулись против Серого.</text:p>
      <text:p text:style-name="P16">Так что всё, типа, поутихло, но напряжённость сохраняется.</text:p>
      <text:p text:style-name="P16"/>
      <text:p text:style-name="P16">На волне этой напряжённости какой-то «фазан» ко мне прицепился:</text:p>
      <text:p text:style-name="P16">- Ты чё — блатной?</text:p>
      <text:p text:style-name="P16">Скажешь «да», так за слова отвечать надо, а для меня статьи Уголовного Кодекса такая же закрытая книга, как и формулы органической химии.</text:p>
      <text:p text:style-name="P16">Я сказал «нет», он завёл меня в бытовку и начал стричь «под ноль» ручной машинкой — мол, чересчур оброс для «молодого».</text:p>
      <text:p text:style-name="P16">А мне не жалко, за два года ещё отрастут. Только машинка тупая и пару раз дерганула очень больно.</text:p>
      <text:p text:style-name="P16">В бытовке присутствовал штукатур из третьей роты, который пришёл своих земляков-армян проведать.</text:p>
      <text:p text:style-name="P16">Он <text:s/><text:span text:style-name="T8">и предложил </text:span>«<text:span text:style-name="T8">фазану» <text:s/>— <text:s text:c="2"/>«давай я докончу», а тот уже и сам не рад, что начал — отдал машинку.</text:span></text:p>
      <text:p text:style-name="P17">Вобщем, достригал меня Роберт Закарян, а когда машинка заедала, он говорил «извини».</text:p>
      <text:p text:style-name="P17">Я уж и забыл, что такие слова бывают.</text:p>
      <text:p text:style-name="P17"/>
      <text:p text:style-name="P17">Потом он тоже начал приходить в клуб и стал вокалистом «Ориона». У него чистейшее русское произношение, потому что вырос на севере.</text:p>
      <text:p text:style-name="P17">Его отца посадили за диссидентство, или что-то такое, а когда там выпустили на «химию», мать Роберта взяла его и брата и переехала но тот же север.</text:p>
      <text:p text:style-name="P17">Потом отец подал заявление на выезд из Союза. Года два волокитили, отец умер, а тут и разрешение дали.</text:p>
      <text:p text:style-name="P17">До выезда ещё оставалось время и Роберт поехал в Сочи отдохнуть. Там он познакомился с девушкой Валей из Тулы и влюбился. Они обменялись адресами и когда Роберт вернулся домой, то сказал, что никуда не поедет.</text:p>
      <text:p text:style-name="P17"><text:soft-page-break/>А бумаги уже все оформлены на семью, если он откажется, то и мать с братом не выпустят. </text:p>
      <text:p text:style-name="P17">Брат лез в драку, но Роберт стоял на своём. Потом мать начала плакать и он поехал с ними в Париж к родственникам, которые и присылали вызов.</text:p>
      <text:p text:style-name="P17">Он работал там на стройке, языка не знал, друзей не имел и мечтал только про Валю из Тулы.</text:p>
      <text:p text:style-name="P17">Через год с туристической группой Роберт Закарян приезжает в Москву и в первый же вечер, отделившись от группы в гостинице, махнул в Тулу.</text:p>
      <text:p text:style-name="P17">Десять дней он жил там в доме родителей Вали, а потом её мать уговорила его сдаться властям.</text:p>
      <text:p text:style-name="P17">В тульском <text:s/>КГБ ему обрадовались, потому что <text:span text:style-name="T9">в Москве уже на ушах стояли из-за исчезнувшего туриста из Парижа.</text:span></text:p>
      <text:p text:style-name="P18">Его враз на самолёт и — во Францию.</text:p>
      <text:p text:style-name="P18">В Париже он обратился в советское посольство с просьбой пустить обратно к любимой.</text:p>
      <text:p text:style-name="P18">Потом каждую неделю приходил туда и работник посольства, с татуировкой «Толик» на руке, качал головой и говорил, что на заявление нет ответа.</text:p>
      <text:p text:style-name="P18">Только через год Толик сказал, что пришёл положительный ответ.</text:p>
      <text:p text:style-name="P18">Роберт приехал в Тулу, женился на Вале, у них родилась дочь и его забрали в стройбат.</text:p>
      <text:p text:style-name="P18"/>
      <text:p text:style-name="P18">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круглым лицом в обрамлении светлых волос; дочь-младенчик в чепчике с мелкими кружевами.</text:p>
      <text:p text:style-name="P18">Так что в стройбате не одни только зэки с калеками, но и двойные эмигранты тоже попадаются.</text:p>
      <text:p text:style-name="P18"/>
      <text:p text:style-name="P18">К седьмому ноября ВИА «Орион» выступил со своим первым концертом в клубе части.</text:p>
      <text:p text:style-name="P18">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8">В составе нашего вокально-инструментального ансамбля имелся также трубач Коля Комисаренко, он же Комиссар, <text:s/><text:span text:style-name="T10">невысокий чернявый парень из Днепра жизнерадостно еврейской наружности.</text:span></text:p>
      <text:p text:style-name="P19">Играл он старательно, но лажал не меньше, чем я в своём пении. </text:p>
      <text:p text:style-name="P19">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19"/>
      <text:p text:style-name="P19">Для концерта мы переоделись в парадки (трое в чужие, потому что парадку выдают после одного года службы).</text:p>
      <text:p text:style-name="P19">Исполнили «Полюшко-Поле» (типа, как патриотическая). </text:p>
      <text:p text:style-name="P19">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19">Зато Роберту похлопали за его номер (типа, как лирическая). <text:s/></text:p>
      <text:p text:style-name="P19">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13"><text:tab/><text:tab/><text:tab/>Я тебя могу простить,</text:p>
      <text:p text:style-name="P19"><text:span text:style-name="T7"><text:tab/><text:tab/><text:tab/>Как птицу в небо отпустить..</text:span>.</text:p>
      <text:p text:style-name="P19">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9"><text:tab/><text:tab/><text:tab/>Под чадрой твоей подружки</text:p>
      <text:p text:style-name="P9"><text:tab/><text:tab/><text:tab/>Не подружка, а твой дед.</text:p>
      <text:p text:style-name="P19"><text:span text:style-name="T2"><text:tab/><text:tab/><text:tab/>Э, Эмина!.</text:span>.</text:p>
      <text:p text:style-name="P20"><text:span text:style-name="T11">А песня «Дожди», из репертуара Фофика (ДК КЭМЗ, г. Конотоп), удостоилась единодушной </text:span><text:soft-page-break/><text:span text:style-name="T11">овации (типа, как хит сезона).</text:span><text:tab/></text:p>
      <text:p text:style-name="P21">Однако, в устной рецензии замполита части высказанной в узком кругу после концерта, заключительная песня получила самую низкую оценку.</text:p>
      <text:p text:style-name="P20">- <text:span text:style-name="T11">Рудько! Эти твои Дожди уже все настопиздили...</text:span></text:p>
      <text:p text:style-name="P21">Он состроил слащаво-гнусавый голос, подразумевая эстрадных звёзд:</text:p>
      <text:p text:style-name="P21">- <text:s/>Дожди... ты меня жди... <text:s/>да, не буду я ждать... и пошёл ты на хуй...</text:p>
      <text:p text:style-name="P21">Мы невольно засмеялись.</text:p>
      <text:p text:style-name="P20"><text:span text:style-name="T11">Эту, конкретно, песню он слышал в первый раз, но в точности ухватил суть лирики музыкальной массовой продукции данного пошиба.</text:span><text:tab/></text:p>
      <text:p text:style-name="P20"><text:tab/><text:tab/><text:tab/><text:span text:style-name="T3">Я сквозь дожди пройду,</text:span></text:p>
      <text:p text:style-name="P20"><text:span text:style-name="T2"><text:tab/><text:tab/><text:tab/></text:span><text:span text:style-name="T3">Ведь я тебя люблю-у-у-у!</text:span><text:span text:style-name="T11">..</text:span></text:p>
      <text:p text:style-name="P21"/>
      <text:p text:style-name="P21">А в бригаде у нас опять поменялся командир отделения.</text:p>
      <text:p text:style-name="P21">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21">Скорее всего, в какой-то момент не скрыл от прапорщика своё интеллектуальное превосходство; «заблатовал», как говорят в стройбате.</text:p>
      <text:p text:style-name="P21">На его место пришёл азербайджанец Алик Алиев в фазанисто подогнанном хэбэ.</text:p>
      <text:p text:style-name="P22">Стройный парень высокого роста с красивым круглым лицом, в котором чистая тонкая кожа обтягивала высокие скулы и развитую челюсть.</text:p>
      <text:p text:style-name="P22">Через неделю ему дали звание ефрейтора, он построил наше отделение, хлопнул ладонью о кулак и радостно объявил:</text:p>
      <text:p text:style-name="P22">- Юбать буду!</text:p>
      <text:p text:style-name="P22">Но он несколько поторопился в своих радостных предвкушениях.</text:p>
      <text:p text:style-name="P23"><text:span text:style-name="T12">В отделении нашем нашлись</text:span>, не менее рослые, <text:span text:style-name="T12">но более сдержанные в эмоциях рядовые, которые спокойно</text:span> поделились с Алик<text:span text:style-name="T12">ом</text:span> своими понятиями — и он <text:span text:style-name="T12">их</text:span> тоже понял <text:span text:style-name="T12">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22">Ну, а ко мне у него с самого начала не было никаких претензий. <text:s/></text:p>
      <text:p text:style-name="P22">Будучи рядовым, он оказался невольным свидетелем <text:span text:style-name="T12">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22">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22">Конечно, нам не позволялось до отбоя лечь в кубрике на заправленную койку — это привилегия «дедов», но оставались ещё табуреты в проходе и бытовке.</text:p>
      <text:p text:style-name="P22">А сидеть в беседке перед тамбуром стало уже слишком холодно.</text:p>
      <text:p text:style-name="P22">Потом началась зима.</text:p>
      <text:p text:style-name="P22">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 можно было сидеть.</text:p>
      <text:p text:style-name="P22"/>
      <text:p text:style-name="P24">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24">Рядом тянулся пустой в такую пору тротуар к отдалённому кварталу пятиэтажек.</text:p>
      <text:p text:style-name="P24">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24">Мне надоело слушать сто раз слышанные прибаутки и я замедлено пошёл к свету далёкой электролампочки на торцевой стене девятиэтажки.</text:p>
      <text:p text:style-name="P24"><text:soft-page-break/>Один из способов преодоление тягучести времени — это поглощение пространства.</text:p>
      <text:p text:style-name="P24">Вот я и топал в темноте, зная, что без меня не уедут, как не уедут и без пары «стариков»-каменщиков, что не спеша переодеваются в девятиэтажке. </text:p>
      <text:p text:style-name="P24">Вскрики, ухи и хохоты товарищей остались за спиной.</text:p>
      <text:p text:style-name="P24">Я шёл размеренным <text:s/>шагом, думая ни о чём.</text:p>
      <text:p text:style-name="P24">Такие размышления ещё именуют прекраснодушным томлением, это когда ничего конкретно не додумываешь до конца, а всё равно, почему-то, грустно...</text:p>
      <text:p text:style-name="P24">Так я зашёл уже в останки лесополосы, когда <text:s/>из грустного далёка донёсся приглушённый зов.</text:p>
      <text:p text:style-name="P24">Что-то позвало меня.</text:p>
      <text:p text:style-name="P24">Я вернулся в сейчас-и-здесь, нехотя оглянулся и увидал накатывающий на меня задний борт грузовика.</text:p>
      <text:p text:style-name="P24">Отскочить я не успел, а только лишь начал прыжок, не успев даже толком оттолкнуться от дороги.</text:p>
      <text:p text:style-name="P25">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25">- Мы тебе столько кричали,- сказал Витя Стреляный, когда мы ехали домой.</text:p>
      <text:p text:style-name="P25">Ну, не знаю. Я услышал только один. И очень издалека.</text:p>
      <text:p text:style-name="P25">Дня два болело правое плечо.</text:p>
      <text:p text:style-name="P25"/>
      <text:p text:style-name="P26">В конце декабря наше отделение перебросили на стоквартирный. Вернее, на его начало.</text:p>
      <text:p text:style-name="P26">Там имелся лишь котлован под укладку блоков фундамента, и стоял башенный кран на непродолжительных подкрановых путях. <text:s/>Да был ещё обитый жестью вагончик с дверью и двумя окошками.</text:p>
      <text:p text:style-name="P26">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26">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26">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26">Половина вагончика оказалась набитой новёхонькими лопатами и нам даже выдали неслыханную роскошь — брезентовые рукавицы.</text:p>
      <text:p text:style-name="P26">Разумеется, лопатам грунт тоже был не по зубам — тут требовались ломы.</text:p>
      <text:p text:style-name="P26">И их привезли — <text:span text:style-name="T13">целый самосвал — и со звоном свалили у вагончика.</text:span></text:p>
      <text:p text:style-name="P27">Увесистые такие ломы. Метра за полтора длинною. Вот только, самодельные.</text:p>
      <text:p text:style-name="P27">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27">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27">Но если не мы, то кто же встанет на защиту родины от недоструганых головотяпов и жирножопых соплежуев?</text:p>
      <text:p text:style-name="P27">Стройбат всё покроет!</text:p>
      <text:p text:style-name="P27"/>
      <text:p text:style-name="P27">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дыханием.</text:p>
      <text:p text:style-name="P28">Рукавицы давно стёрлись в прах. Вместо них хватаемся за морозную арматуру тряпками из обнаруженной в вагончике ветоши.</text:p>
      <text:p text:style-name="P28"><text:soft-page-break/>Удар арматурины в грунт отколупывает от него корявый кусочек размером с грецкий орех. Потом ещё осколок, потом ещё.</text:p>
      <text:p text:style-name="P28">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28">Как сказал Витя Стреляный:</text:p>
      <text:p text:style-name="P28"><text:tab/><text:tab/><text:tab/><text:span text:style-name="T2">Привезли нас у Ставрóполь </text:span><text:span text:style-name="T4">—</text:span></text:p>
      <text:p text:style-name="P10"><text:tab/><text:tab/><text:tab/>Землю колупати,</text:p>
      <text:p text:style-name="P10"><text:tab/><text:tab/><text:tab/>А вона ж така твердá <text:span text:style-name="T13">—</text:span></text:p>
      <text:p text:style-name="P28"><text:span text:style-name="T2"><text:tab/><text:tab/><text:tab/>В рот</text:span><text:span text:style-name="T5"> її <text:s/>є</text:span><text:span text:style-name="T2">бати.</text:span>..</text:p>
      <text:p text:style-name="P28">Но у меня подозрение, что это переделка из лагерной частушки эпохи первых пятилеток, сложенная в шахтах Донбасса. </text:p>
      <text:p text:style-name="P28"/>
      <text:p text:style-name="P28">Впрочем и тут есть место наслаждению — <text:s/>о, как сладко дремлется, сидя на полу, опёршись спиной на спины товарищей!</text:p>
      <text:p text:style-name="P28"/>
      <text:p text:style-name="P28">Через три часа мы открыли, что на глубине после полуметра мерзлота переходит в грунт поддающийся штыковой лопате.</text:p>
      <text:p text:style-name="P28">Через три дня мы разработали технологию проходки.</text:p>
      <text:p text:style-name="P28">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Ага, блядь!</text:p>
      <text:p text:style-name="P28">Да, стройбат сделал это.</text:p>
      <text:p text:style-name="P28">И хотя до конца траншеи ещё многие дни пáхоты, победа будет за нами.</text:p>
      <text:p text:style-name="P28">Мы сломили хребет сумеркам заполярной ночи спустившейся аж до Ставрополя.</text:p>
      <text:p text:style-name="P28"/>
      <text:p text:style-name="P28">Кроме вагончика, от холода можно укрыться в подъезде многоквартирной пятиэтажки по ту сторону котлована.</text:p>
      <text:p text:style-name="P28">Когда не пронизывает ветром, то и сигарета греет, если найдётся у кого стрельнуть.</text:p>
      <text:p text:style-name="P28"/>
      <text:p text:style-name="P28">Пока я грелся по подъездам, <text:span text:style-name="T14">Алимоша и Новиков исследовали прилегающие земли и обнаружили там молочную фабрику и хлебозавод. Только через забор надо перелазить.</text:span></text:p>
      <text:p text:style-name="P29">Они вернулись раздутые, как шары, от засунутых под фуфайки трёхгранных картонных пирамидок по поллитра молока и буханок хлеба.</text:p>
      <text:p text:style-name="P29">С того дня мы отряжаем туда гонца по очереди. Рабочие без вопросов позволяют загружаться прямо с конвейера.</text:p>
      <text:p text:style-name="P29">Иногда выходим на улицы просить деньги у прохожих. </text:p>
      <text:p text:style-name="P29">- Брат, на бутылку 27 копеек не хватает; выручи, а?</text:p>
      <text:p text:style-name="P29">- Сестрёнка, на «Беломор» 11 копеек не дашь? А то уже уши попухли.</text:p>
      <text:p text:style-name="P29">Алимоша объяснил мне нюансы. </text:p>
      <text:p text:style-name="P29">К пенсионерам лучше не обращаться — пустой номер, а то ещё и вякать начнут.</text:p>
      <text:p text:style-name="P29">И ни в коем случае не просить круглую сумму. Вместо 27 он тебе, как минимум, сам 30 даст; а вместо 11 — «пятнашку». </text:p>
      <text:p text:style-name="P29">Зачем деньги?</text:p>
      <text:p text:style-name="P29">Ну, вместо махорки по 9 коп., или «Памира» за 11 коп. можно купить «термоядерный» кубинский «Партогас», или ту же «Приму»; а индийские Red&amp;White с фильтром — кислятина в золотистых фантиках.</text:p>
      <text:p text:style-name="P29">И вино, конечно, выпиваем иногда. С устатку, под хлебозаводскую закусь.</text:p>
      <text:p text:style-name="P29"/>
      <text:p text:style-name="P29">Как низко я пал! Побираюсь на улицах! И мне не стыдно?</text:p>
      <text:p text:style-name="P29"/>
      <text:p text:style-name="P29">Ну, во-первых, у нас это поточнее называется: не «побираться», а «шакалить».</text:p>
      <text:p text:style-name="P29"><text:soft-page-break/>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30">Может я, местами, и благородный человек, но, в целом, не испанский гранд; это точно.</text:p>
      <text:p text:style-name="P30"/>
      <text:p text:style-name="P30">В феврале кончилась хлебозаводская масленица — нас перебросили на строительство медицинского центра.</text:p>
      <text:p text:style-name="P30">Тут подвал уже был покрыт бетонными плитами перекрытий, но не до конца и <text:s text:c="2"/>под ним, на больших кучах песка, мы <text:s/>разводили костёр из разбиваемых ломами досок, потому что никакого вагончика и близко не было.</text:p>
      <text:p text:style-name="P30">Территория будущего центра оказалась большой, но на отшибе — шакалить негде.</text:p>
      <text:p text:style-name="P30"/>
      <text:p text:style-name="P30">Грузовики, которыми нас возили, предоставляла местная автобаза, с гражданскими водителями.</text:p>
      <text:p text:style-name="P30">Нам попался ухарь-асс.</text:p>
      <text:p text:style-name="P30">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30">При этом подранный и не закреплённый брезентовый верх кузова вздувался и пузырился, как парашют приземлившегося диверсанта.</text:p>
      <text:p text:style-name="P30">Водитель скалился кривозубой улыбкой из-под тощих усов — ему по кайфу было блатовать, типа, цыганской романтикой.</text:p>
      <text:p text:style-name="P30">Выхлопная труба его машины могла <text:span text:style-name="T15">громко </text:span>бахкать, <text:s/>но стрельбу он приберегал для проезда вдоль городских тротуаров — шугать прохожих. Ба-бах!</text:p>
      <text:p text:style-name="P30">- Ой, мамочки!..</text:p>
      <text:p text:style-name="P31">Ребята что-то поясняли насчёт этих хлопков и карбюратора, но я в этом всё равно не смыслю.</text:p>
      <text:p text:style-name="P31"/>
      <text:p text:style-name="P31">В один из первых дней на новом месте я отправился в туалет паркового типа на краю территории.</text:p>
      <text:p text:style-name="P31">Малую нужду мы справляли где придётся и за этим я туда, конечно бы, не пошёл.</text:p>
      <text:p text:style-name="P31">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31">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31">Отдалённый слитный гул голосов, без каких-либо отчётливых слов, но явственный ровный гул без всплесков.</text:p>
      <text:p text:style-name="P31">Потом я достал из внутреннего кармана куртки письмо. От этих писем у меня уже давно карман распух.</text:p>
      <text:p text:style-name="P31">Не глядя от кого письмо, я использовал его как туалетную бумагу, встал, застегнулся и вдруг — увидел источник гула.</text:p>
      <text:p text:style-name="P31">Дощатые стены и перегородки пустого туалета были сплошь испещрены надписями.</text:p>
      <text:p text:style-name="P31">Карандашами, ручками написаны, процарапаны имена, названия населённых пунктов, даты.</text:p>
      <text:p text:style-name="P31">Некоторые залазили поверх других — не хватало свободного места.</text:p>
      <text:p text:style-name="P31">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31">Они уже там — погружены — потому и слов не разобрать, один только гул, но руки ещё дописывают метку: «Андрон ...»</text:p>
      <text:p text:style-name="P32">В стройбате общечеловеческая тяга оставлять по себе отметину не исчезает, но становится анонимной.</text:p>
      <text:p text:style-name="P32">Здесь не увидишь классического «тут был Вася», здесь расписываются за всех:</text:p>
      <text:p text:style-name="P11"><text:tab/><text:tab/><text:tab/>Орёл, ДМБ-73</text:p>
      <text:p text:style-name="P33"><text:soft-page-break/>Читай: «призваны из города Орёл <text:span text:style-name="T17">(</text:span>или орловской области<text:span text:style-name="T17">)</text:span> демобилизуемся в 1973 году».</text:p>
      <text:p text:style-name="P33">Графитом, мелом, краской на стенах, на трубах, на жести.</text:p>
      <text:p text:style-name="P33">На любом объекте возводи<text:span text:style-name="T17">вшемся</text:span> ставропольским стройбатом за год-два до 1973-го, найдётся такая надпись.</text:p>
      <text:p text:style-name="P33">Затем будет «Тула, ДМБ-74».</text:p>
      <text:p text:style-name="P33">Придёт черёд и для «Сумы, ДМБ-75», «Днепр, ДМБ-75», но до этого ещё так далеко!</text:p>
      <text:p text:style-name="P33"/>
      <text:p text:style-name="P39"/>
      <text:p text:style-name="P38">«Орион» принял участие в городском музыкальном конкурсе. Мы исполнили два номера, но никакого места не заняли. <text:span text:style-name="T19">Мне вообще показалось, что весь конкурс был затеян, чтоб показать какого-то местного певца. Молодой парень мог петь без микрофона на весь зал. Вот что такое голос.</text:span></text:p>
      <text:p text:style-name="P41">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12"><text:tab/><text:tab/><text:tab/><text:span text:style-name="T19">Из резерваций, брат мой, знай:</text:span></text:p>
      <text:p text:style-name="P38"><text:span text:style-name="T2"><text:tab/><text:tab/><text:tab/></text:span><text:span text:style-name="T6">Одна дорога — прямо в рай..</text:span><text:span text:style-name="T19">.</text:span> </text:p>
      <text:p text:style-name="P41">В этом конкурсе у нас уже играла целая группа «медяшек».</text:p>
      <text:p text:style-name="P41">Переведённый неизвестно за что и не помню откуда прапорщик Джафар Джафаров пришёл в клуб части и сказал, что он играет на трубе.</text:p>
      <text:p text:style-name="P41">Своей внешностью он оставлял приятное впечатление мягкости. 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42">И он действительно играл на трубе, которую приносил и уносил с собою.</text:p>
      <text:p text:style-name="P42">Комиссар здорово подтянулся рядом с ним.</text:p>
      <text:p text:style-name="P42">Ещё в клуб зачастил Серый — укротитель Карлухи.</text:p>
      <text:p text:style-name="P42">На работу он забил ещё в самом начале службы и в стройбате просто мотал очередной срок в два года. А чё, та же колония только режим помягче и спецуха цвета хаки.</text:p>
      <text:p text:style-name="P42">Приехав утром на объект, он уходил в город и возвращался лишь к вечернему грузовику.</text:p>
      <text:p text:style-name="P42">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Серый шёл по жизни блатной стезёй потомственного блатного.</text:p>
      <text:p text:style-name="P43">В комнате музыкантов он делился отчётами о своих недавних похождениях в городе или шугал Комиссара.</text:p>
      <text:p text:style-name="P43">Это было неправильно, потому что и Комиссар, и он — одного призыва, но у Серого зонный кодекс перевешивал стройбатовский.</text:p>
      <text:p text:style-name="P43">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43">На сцене он становился татуировкой к залу и горделиво косил глазом на живописную работу неизвестного автора.</text:p>
      <text:p text:style-name="P43">Наверное, Серого заело, что Комиссар блатует более броской наколкой, чем его паук-крестовик, знак для посвящённых, вот он и цеплялся.</text:p>
      <text:p text:style-name="P43"/>
      <text:p text:style-name="P43">Впрочем, там где у меня стоит слово «наверное» не стóит слишком-то верить нá слово — наверняка вокруг него идут предположения да измышления всякие. <text:span text:style-name="T20">Вариантов и толкований может быть целая уйма, но этим «наверное» все отметаешь и оставляешь одно, может быть, и не самое верное.</text:span></text:p>
      <text:p text:style-name="P44">Слово требует осторожного с ним обращения. </text:p>
      <text:p text:style-name="P44">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44">Потому-то всякие обобщающие наименования хороши лишь для лозунгов: «Пролетарии всех стран — соединяйтесь!» , или там «Двуногие! Возлюбите друг друга!» и срабатывают они <text:soft-page-break/>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p>
      <text:p text:style-name="P44"/>
      <text:p text:style-name="P44">Взять того же Юру Замешкевича. Покуда он может, заперев кочегарку, укрыться в клубе и никому глаза не мозолить, <text:span text:style-name="T21">а побренькать на гитаре, выпить кружечку чифира принесённого из кухни, он — свой.</text:span></text:p>
      <text:p text:style-name="P45">Человек тонкого душевного склада, изысканный ценитель истинной музыки, верный друг, прекрасный товарищ и <text:s/>надёжный брат; одним словом — лабух.</text:p>
      <text:p text:style-name="P45">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45">Конечно, я ору!</text:p>
      <text:p text:style-name="P45">Потом боль проходит, но остаётся неизбывное недоумение.</text:p>
      <text:p text:style-name="P45">Зачем?</text:p>
      <text:p text:style-name="P45">Ответа не нашёл я ни у наивного примитивиста Фрейда с его братией, ни в Упанишадах с Бхагаватами, ни в двух Заветах, ни в Коране.</text:p>
      <text:p text:style-name="P45">Лишь в «Истории России с древнейших времён», когда Лже-Дмитрий прятался в палатах, <text:span text:style-name="T29">тот</text:span> казак, что его обнаружил, вытащил на расправу ухватив за «потаённый узел».</text:p>
      <text:p text:style-name="P46">Но там хотя бы прослеживается какая-то цель, а тут...</text:p>
      <text:p text:style-name="P46">Что ему с этого?</text:p>
      <text:p text:style-name="P46"/>
      <text:p text:style-name="P46">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46">Этому есть даже специальное научное наименование; когда, допустим, ты в состоянии проссыкать до трёх метров льда, но в чём-то всё же и ты сам хуй проссышь — получается трансцендентализм.</text:p>
      <text:p text:style-name="P44"/>
      <text:p text:style-name="P43">Так чем же мы занимались в клубе <text:span text:style-name="T22">помимо сольфеджио, репетиций и обмозгования трансцендентальных вопросов?</text:span></text:p>
      <text:p text:style-name="P46">Промелькнувшим, вскользь, чифиром?</text:p>
      <text:p text:style-name="P46">Его горечь была редким лакомством. Да и водка случалась не чаще.</text:p>
      <text:p text:style-name="P46">У нас имелся кодовый стук в дверь комнаты начальника клуба, она же музыкантская.</text:p>
      <text:p text:style-name="P46">Правильно постучишь — откроется дверь, а если нет, то иди откуда пришёл, или голос подай, покричи чё те нада...</text:p>
      <text:p text:style-name="P46">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47">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47">Конечно, замполит нас всё равно назвал притоном алкашей и тунеядцев, но прямых улик уже не было.</text:p>
      <text:p text:style-name="P47"/>
      <text:p text:style-name="P47">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47">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47">Тебе не интересно слушать в седьмой раз?</text:p>
      <text:p text:style-name="P47">Выходи в пустой кинозал, там тебе Роберт расскажет про жизнь в Париже, где все всё про всех знают; например, что Жан Марэ — голубой.</text:p>
      <text:p text:style-name="P47"><text:soft-page-break/>Жаль, конечно. В «Фантомасе» он мне не понравился, но в роли Д'Aртаньяна из «Железной маски» <text:s/>— <text:s/>само воплощение мужественности.</text:p>
      <text:p text:style-name="P47">Что этот Париж с людьми делает.</text:p>
      <text:p text:style-name="P47">Серый поведает как шугал влюблённые парочки на своём «кутке».</text:p>
      <text:p text:style-name="P47">За калитку выйдет, на батиной двустволке курки взведёт:</text:p>
      <text:p text:style-name="P47">- Ну, шо, Ромео, догулялся?</text:p>
      <text:p text:style-name="P47">Тот, конешно, рвёт когти, но, сука, зигзагами и через плечо советы выкрикивает:</text:p>
      <text:p text:style-name="P47">- Беги! Света, беги!</text:p>
      <text:p text:style-name="P47">Или как он первый раз своей молодой жене навешал и наутро у неё глаза позаплывали, как у китаёзы.</text:p>
      <text:p text:style-name="P48">Или Джафаров, поглаживая красивый мягкий блеск своей трубы, расскажет как он ещё пацан был и на одной халтуре подглядел <text:span text:style-name="T24">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47">- <text:span text:style-name="T24">Но такая, блядь, женщина. Клянусь честным словом! Красавица.</text:span></text:p>
      <text:p text:style-name="P49">А когда он служил в сводном оркестре, их руководитель вообще по городу <text:span text:style-name="T25">с тубой ходил. Самая большая труба в духовых оркестрах. Халтуру искал. Да.</text:span></text:p>
      <text:p text:style-name="P50">Ходит и смотрит <text:span text:style-name="T23">— </text:span>куда похоронные венки понесут и он туда же. «Военный оркестр нужен на похороны? Можем договориться». Клянусь, такой проныра. Но оркестр, конечно, не в полном составе. Такая халтура называется «жмурика лабать». Да.</text:p>
      <text:p text:style-name="P50">Один раз так же вот лабать приходим. На втором этаже, дверь открыта, зашли.</text:p>
      <text:p text:style-name="P50">Родственники сидят плачут. Всё как положено. Но что-то уж очень слишком плачут. И на музыкантов ноль внимания.</text:p>
      <text:p text:style-name="P50">Руководитель к той, с кем договаривался:</text:p>
      <text:p text:style-name="P50">- Чё за дела?</text:p>
      <text:p text:style-name="P50">- Ой, у нас горе! Наверно, похороны придётся отменить.</text:p>
      <text:p text:style-name="P50">Заводит нас в другую комнату — там ещё больше плачут. По центру стол, на нём гроб. Всё как положено. А в гробу покойник сидит. Ну, в натуре, <text:span text:style-name="T33">клянусь</text:span> — сидит!</text:p>
      <text:p text:style-name="P50">Он при жизни горбатый был. Горб большой, лечь не получается. Накрылась халтура.</text:p>
      <text:p text:style-name="P51">Руководитель подходит — <text:span text:style-name="T26">на лоб ему надавил; тот через горб перекинулся — лёг как надо; только теперь ноги кверху — брык! — и торчат. Крышка не закроется.</text:span></text:p>
      <text:p text:style-name="P51">- <text:span text:style-name="T26">Мы так уже пробовали,- говорит та, с кем договорено, и ревёт громче всех в комнате.</text:span></text:p>
      <text:p text:style-name="P52">Но руководитель молодец <text:span text:style-name="T23">— </text:span>догадался: все, говорит, пусть из комнаты выйдут, а останутся одни музыканты.</text:p>
      <text:p text:style-name="P52">Вобщем, вытащили его, опустили на пол, перевернули и сверху гробом <text:s/><text:span text:style-name="T23">— <text:s/></text:span>хрясь! Не пропадать же халтуре.</text:p>
      <text:p text:style-name="P52">- И помогло?- сквозь слёзы спрашиваю я.</text:p>
      <text:p text:style-name="P52">- Что-то треснуло, но — клянусь! <text:span text:style-name="T23">— </text:span>распрямился.</text:p>
      <text:p text:style-name="P52">Гроб на место поставили, его положили — лежит как положено; вот только...</text:p>
      <text:p text:style-name="P52">- ?? (у меня уже нет сил спрашивать)</text:p>
      <text:p text:style-name="P52">- Ноги на десять сантиметров из гроба вытарчивают; он же длиннее стал...</text:p>
      <text:p text:style-name="P52">В байке лабуха реальность переплетается с вымыслом, я катаюсь от хохота по деревянному кинозальному креслу и не знаю, что <text:span text:style-name="T36">Горбачёв пока ещё первый секретарь ставропольского крайкома КПСС, но среди местных «цеховиков» ему дана кличка «конверт».</text:span></text:p>
      <text:p text:style-name="P59">«Цеховики» <text:s text:c="2"/>— это люди, которые делают бизнес в условиях развитого социализма, но за это им приходится платить.</text:p>
      <text:p text:style-name="P59">Горбачёв приучил ставропольских цеховиков, чтобы плату они приносили исключительно в конверте, как во всём цивилизованном мире. </text:p>
      <text:p text:style-name="P42"/>
      <text:p text:style-name="P34">Не хочу, чтобы сложилось впечатление, будто стройбат — это беспросветно унылый каторжный труд. 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 так приятно налегке стоять на разводе под <text:soft-page-break/>свеже-синим небом с перьями облаков, <text:span text:style-name="T27">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53">Весной девушек прибавляется и они начинают выплёскиваться за пределы тротуаров.</text:p>
      <text:p text:style-name="P53">Во всяком случае, в конце дня две девушки появились даже на территории будущего медицинского центра.</text:p>
      <text:p text:style-name="P53">Я шёл к месту сбора, куда приезжает за нами грузовик, они метрах в тридцати впереди. Наверное, куда-то путь срезали; идут себе не спеша, говорят о чём-то.</text:p>
      <text:p text:style-name="P53">Вдруг разговор их оборвался, минуя место сбора, они перешли на скорый шаг и скрылись из виду.</text:p>
      <text:p text:style-name="P53">А там уже сидит Саша Хворостюк — первым явился.</text:p>
      <text:p text:style-name="P53">Унасестился на невысокий столбик — руками в колени широко расставленных ног, <text:span text:style-name="T34">типа, в позе ППП — «пахан параши петухов»</text:span> — и, с<text:span text:style-name="T35">высока так</text:span>, водит клювом по сторонам. Из расстёгнутой ширинки хэбэ свисает его член.</text:p>
      <text:p text:style-name="P53">Потому и девахи отсюда ломанулись; больше тут срезать не будут.</text:p>
      <text:p text:style-name="P53">Вот ведь ёбаный утконос!</text:p>
      <text:p text:style-name="P35"/>
      <text:p text:style-name="P35">А иногда в стройбате вообще вдруг окунаешься в мир иной — без траншей, лопат, поддонов и шуганины...</text:p>
      <text:p text:style-name="P35">Всё шло как заведено, <text:span text:style-name="T18">но, въехав в город, грузовик повёз нас незнакомым маршрутом.</text:span></text:p>
      <text:p text:style-name="P36">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36">Грузовик остановился у <text:s/>здания городского цирка, мы спрыгнули вслед за Аликом и мужик в гражданке сказал что надо делать.</text:p>
      <text:p text:style-name="P36">В цирке идёт пересменка — одна труппа выезжает, а на её месте начинает гастроли цирк лилипутов.</text:p>
      <text:p text:style-name="P37">Какая роль достаётся стройбату в промежутке между двумя цирками?</text:p>
      <text:p text:style-name="P37">Точно! Погрузить один и разгрузить второй.</text:p>
      <text:p text:style-name="P37">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37">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37">Если б он вырос на два сантиметра короче, то его не загребли бы даже и в стройбат; а так — <text:span text:style-name="T28">метр пятьдесят шесть есть? — </text:span><text:s/>годен!</text:p>
      <text:p text:style-name="P37">Один из лилипутов даже о чём-то негромко поговорил с ним; он так никогда и не признался о чём.</text:p>
      <text:p text:style-name="P37">Скорее всего его сманивали в номер силовых акробатов, когда на нижнем силаче выстраивается целая пирамида из более легковесных гимнастов.</text:p>
      <text:p text:style-name="P37">Одна из лилипуточек позвала меня помочь ей.</text:p>
      <text:p text:style-name="P37">Мы покинули здание <text:s/>через боковой ход и она повела меня к ряду вагончиков на автомобильных колёсах.</text:p>
      <text:p text:style-name="P37">Как-то странно идти за женщиной, которая тебе по пояс; чувствуешь себя слоном в индийской деревушке.</text:p>
      <text:p text:style-name="P40">Она поднялась на высокое крыльцо, вскинула руку над головой, подёргала ручку двери и тонким голосом попросила меня открыть.</text:p>
      <text:p text:style-name="P40">Я опустил ладонь на ручку, чуть налёг, чтоб повернулась, и распахнул дверь.</text:p>
      <text:p text:style-name="P40">- Спасибо!</text:p>
      <text:p text:style-name="P40">- Пожалуйста.</text:p>
      <text:p text:style-name="P40">До чего, оказывается, неудобно жить в мире не подогнанном под тебя.</text:p>
      <text:p text:style-name="P40">Я вернулся в цирк, где Алик Алиев самозабвенно гонялся по кругу арены за низкорослым <text:soft-page-break/>пони, который в гробу видал таких джигитов в кирзовых сапогах.</text:p>
      <text:p text:style-name="P57">Оркестр духовых наскоро репетировал цирковые марши с присущей им нагловатой фальшивинкой.</text:p>
      <text:p text:style-name="P40">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40">Исполненная цыплячьим писком матерщина теряет <text:span text:style-name="T32">в </text:span>сво<text:span text:style-name="T32">ём</text:span> удельн<text:span text:style-name="T32">ом</text:span> вес<text:span text:style-name="T32">е</text:span>, но <text:s/>накал эмоций скандалистки не уступал глубине страстей в шекспировских твореньях.</text:p>
      <text:p text:style-name="P40"/>
      <text:p text:style-name="P53">Ольга приехала посреди дня. </text:p>
      <text:p text:style-name="P53">Нас привезли на обед и мне сказали: «твоя жена на проходной».</text:p>
      <text:p text:style-name="P53">Я — туда, потом — в штаб. Увольнительную дали только до утра. Говорят, комбат не здесь, <text:span text:style-name="T30">после утреннего развода продлят.</text:span></text:p>
      <text:p text:style-name="P54">Потом пока парадку нашёл — старшины нет, а ключ от каптёрки у него. В хэбэ городские военные патрули на увольнительную не посмотрят — загребут.</text:p>
      <text:p text:style-name="P54">В город мы приехали вечером, но у неё место в гостинице уже было.</text:p>
      <text:p text:style-name="P54">Номер на двоих с умывальником.</text:p>
      <text:p text:style-name="P54">Тут к нам какой-то рыжий парень постучался. Ольга говорит — познакомься, мы вместе в поезде ехали.</text:p>
      <text:p text:style-name="P54">Он в свой номер пригласил, там у него встреча с друзьями.</text:p>
      <text:p text:style-name="P54">Мы пошли, только Ольга попросила, чтоб я говорил, будто она моя сестра — она ему в поезде лапшу вешала, что к брату едет.</text:p>
      <text:p text:style-name="P54">Ну, ладно. Сара с Авраамом тоже так прикидывались.</text:p>
      <text:p text:style-name="P54">У него в номере длинный стол весь вином заставленный — гусарская пирушка. Он учился в ставропольском военном авиационном училище лётчиков-штурманов, но его за что-то там отчислили и вот приехал друзей проведать. А они уже курсанты третьего курса.</text:p>
      <text:p text:style-name="P54">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54">Тут у них вокруг стола свои воспоминания, тосты. Мы тоже выпиваем.</text:p>
      <text:p text:style-name="P54">Смотрю, этот рыжий свою ладонь Ольге на коленку — она между ним и мной сидела.</text:p>
      <text:p text:style-name="P54">Ну, что? Хватить его бутылкой по голове? Так брату не положено — вдруг будущего зятя спугну?</text:p>
      <text:p text:style-name="P54">Она, конечно, руку его сняла, а я, типа, ничего не видел. Ушли мы.</text:p>
      <text:p text:style-name="P54">Она говорит, а что такого?</text:p>
      <text:p text:style-name="P54">И правда, в Конотопе на Миру, когда мы у фонтана на скамейке всем кодлом покурить садились, ей тоже коленки гладили, а она точно так же снимала. Но тогда мы ещё не состояли в браке.</text:p>
      <text:p text:style-name="P54"/>
      <text:p text:style-name="P55">Утром, когда я бежал к УАЗику, что привозил прапоров в часть, Джафаров от смеха по кузову укатывался:</text:p>
      <text:p text:style-name="P55">- Ты бежал как в замедленной съёмке. Клянусь, видно, что стараешься, а на одном месте. Хорошо хоть ветра нету.</text:p>
      <text:p text:style-name="P55">Увольнительную мне дали до вечерней проверки. Суки.</text:p>
      <text:p text:style-name="P55">Когда я вернулся, Ольга всё спала, <text:s text:c="2"/>в кофточке наизнанку.</text:p>
      <text:p text:style-name="P55">Потом уже надо было освобождать номер — он на одни сутки.</text:p>
      <text:p text:style-name="P55">Я сказал ей, что должен вернуться в часть к вечерней проверке, а она сказала, что вечером у неё поезд.</text:p>
      <text:p text:style-name="P55">Мы ещё в кино сходили; какая-то сказка про персидского Геракла по имени Рустам.</text:p>
      <text:p text:style-name="P55">Потом посидели на скамейке внизу Комсомольской Горки.</text:p>
      <text:p text:style-name="P55">Она сказала, что ей пора на поезд, но провожать не надо, и заплакала.</text:p>
      <text:p text:style-name="P55">Прохожие хмыкали — классическая картина Репина: девушка залетела, а солдату по <text:soft-page-break/>барабану.</text:p>
      <text:p text:style-name="P55">Она ушла. Я ещё немного посидел и поехал домой.</text:p>
      <text:p text:style-name="P55">На следующий день в столовой я опрокинул на себя миску супа. Горячий. Сам не знаю как это вышло. Все как-то так посмотрели, молча.</text:p>
      <text:p text:style-name="P55">Облился. Что за знак?</text:p>
      <text:p text:style-name="P55">Кофточка наизнанку.</text:p>
      <text:p text:style-name="P55">Есть мысли, которые лучше не начинать думать...</text:p>
      <text:p text:style-name="P55"/>
      <text:p text:style-name="P55">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55">И — пожалуйста! За три недели у нас духовой оркестр.</text:p>
      <text:p text:style-name="P55">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31">да ещё клубный художник, Саша Лопатко, в большой барабан колотушкой бýхает.</text:span></text:p>
      <text:p text:style-name="P56">Он тоже был в нашем отделении, но потом его папа приехал на переговоры с командованием отряда. Кстати, папа у него — поп. Возможно, за это и в стройбат определили, как поповича. Боевую технику ведь не каждому доверять можно.</text:p>
      <text:p text:style-name="P56">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56">На 9 мая мы переоделись в парадку и нас маленьким УАЗиком возили по строительным объектам. В сопровождении замполита на «козле». Праздники для бездельников, а стройбат всегда на боевом посту.</text:p>
      <text:p text:style-name="P56">Отделениям-бригадам приказывали временно оставить работ и построиться.</text:p>
      <text:p text:style-name="P56">Замполит толкал совсем краткую речь (комбат бы на полчаса завёлся сам не зная о чём), мы играли «Сопки» и «Славянку», и солнце играло на трубах.</text:p>
      <text:p text:style-name="P56">Чтобы получился праздник, обязательно нужен духовой оркестр.</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4-14T14:19:09.827754872</meta:creation-date>
    <dc:date>2016-05-30T21:50:02.175884608</dc:date>
    <dc:creator>sehrguey </dc:creator>
    <meta:editing-duration>PT1H39M54S</meta:editing-duration>
    <meta:editing-cycles>19</meta:editing-cycles>
    <meta:generator>LibreOffice/4.3.3.2$Linux_x86 LibreOffice_project/430m0$Build-2</meta:generator>
    <meta:document-statistic meta:table-count="0" meta:image-count="0" meta:object-count="0" meta:page-count="15" meta:paragraph-count="426" meta:word-count="6806" meta:character-count="43608" meta:non-whitespace-character-count="36986"/>
  </office:meta>
</office:document-meta>
</file>